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 Objetos</text:p>
      <text:p text:style-name="Standard"><text:tab/>* Propiedades</text:p>
      <text:p text:style-name="Standard"><text:tab/>* Métodos</text:p>
      <text:p text:style-name="Standard"><text:tab/>* Bucle `for…in`</text:p>
      <text:p text:style-name="Standard"><text:tab/>* Notación de puntos vs notación de corche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5" meta:word-count="17" meta:character-count="96" meta:non-whitespace-character-count="80"/>
  </office:meta>
</office:document-meta>
</file>